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Times New Roman"/>
    </style:style>
    <style:style style:name="T1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atalyst Engine</text:p>
      <text:p text:style-name="P1">Documentation</text:p>
      <text:h text:style-name="P2" text:outline-level="1">Naming</text:h>
      <text:list xml:id="list953461920798064442" text:style-name="L1">
        <text:list-item>
          <text:p text:style-name="P3">Member variables start with an underscore. Every subsequent word begins with a capital letter, the rest lower case. Example: <text:span text:style-name="T1">_MyMemberVariable</text:span></text:p>
        </text:list-item>
        <text:list-item>
          <text:p text:style-name="P4">All other variables is written in camel case, i.e. the first word starts with a lower case letter and subsequent letters are all lower case. The subsequent words starts with upper case. Example: m<text:span text:style-name="T1">yVari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3T21:00:29.51</meta:creation-date>
    <dc:date>2018-09-03T23:48:34.43</dc:date>
    <meta:editing-duration>PT5M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5" meta:word-count="60" meta:character-count="383"/>
  </office:meta>
</office:document-meta>
</file>